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INSERT INTO Customer</text:p>
      <text:p text:style-name="Normal">(Customer_id , Customer_name , Customer_Tel)</text:p>
      <text:p text:style-name="Normal"><text:s/>VALUES</text:p>
      <text:p text:style-name="Normal">(‘C01’ , ’ALI’ , 71321009 ),</text:p>
      <text:p text:style-name="Normal">(‘C02’ , ‘ASMA’ , 77345823 );</text:p>
      <text:p text:style-name="Normal"/>
      <text:p text:style-name="Normal">INSERT INTO Product</text:p>
      <text:p text:style-name="Normal">(Product_id , Product_name , Category , Price)</text:p>
      <text:p text:style-name="Normal"><text:s/>VALUES</text:p>
      <text:p text:style-name="Normal">(‘P01’ , ’Samsung Galaxy S20’ , ‘Smartphone’ ,<text:s/>3299<text:s/>),</text:p>
      <text:p text:style-name="Normal">(‘P02’ , ‘ASUS NoteBook’ ,<text:s/>‘PC’ ,<text:s/>4599<text:s/>);</text:p>
      <text:p text:style-name="Normal"/>
      <text:p text:style-name="Normal">INSERT INTO Product</text:p>
      <text:p text:style-name="Normal">(Customer_id , Product_id <text:s/>, OrderDate , Quantity , Total_amount )</text:p>
      <text:p text:style-name="Normal"><text:s/>VALUES</text:p>
      <text:p text:style-name="Normal">(‘C01’ ‘P02’ , NULL , 2’ , 9198 ),</text:p>
      <text:p text:style-name="Normal">(‘C02’ , ‘P01’ , 28/05/2020 , 1 , 3299 );</text:p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ELL</meta:initial-creator>
    <dc:creator>DELL</dc:creator>
    <meta:creation-date>2021-03-10T20:22:00Z</meta:creation-date>
    <dc:date>2021-03-10T20:38:00Z</dc:date>
    <meta:template xlink:href="Normal" xlink:type="simple"/>
    <meta:editing-cycles>1</meta:editing-cycles>
    <meta:editing-duration>PT840S</meta:editing-duration>
    <meta:document-statistic meta:page-count="1" meta:paragraph-count="1" meta:word-count="74" meta:character-count="481" meta:row-count="3" meta:non-whitespace-character-count="408"/>
  </office:meta>
</office:document-meta>
</file>